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rsa" svg:font-family="Yrsa" style:font-pitch="variable"/>
    <style:font-face style:name="Yrsa SemiBold" svg:font-family="'Yrsa SemiBold'" style:font-pitch="variable"/>
  </office:font-face-decls>
  <office:automatic-styles>
    <style:style style:name="P1" style:family="paragraph" style:parent-style-name="Footer">
      <style:text-properties officeooo:rsid="0029c94c" officeooo:paragraph-rsid="0029c94c"/>
    </style:style>
    <style:style style:name="P2" style:family="paragraph" style:parent-style-name="Standard">
      <style:paragraph-properties fo:text-align="center" style:justify-single-word="false"/>
      <style:text-properties style:font-name="Yrsa SemiBold" fo:font-size="20pt" officeooo:rsid="001b95ad" officeooo:paragraph-rsid="001b95ad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Yrsa" fo:font-size="12pt" officeooo:rsid="001b95ad" officeooo:paragraph-rsid="001b95ad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Yrsa" fo:font-size="12pt" officeooo:rsid="001b95ad" officeooo:paragraph-rsid="001b95ad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Yrsa" fo:font-size="12pt" officeooo:rsid="001e43c3" officeooo:paragraph-rsid="001e43c3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Yrsa" fo:font-size="12pt" officeooo:rsid="001fff84" officeooo:paragraph-rsid="001fff84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Yrsa" fo:font-size="12pt" officeooo:rsid="0023cbb6" officeooo:paragraph-rsid="0023cbb6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Yrsa" fo:font-size="12pt" officeooo:rsid="0024b634" officeooo:paragraph-rsid="0024b634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Yrsa" fo:font-size="12pt" officeooo:rsid="002728e3" officeooo:paragraph-rsid="002728e3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Yrsa" fo:font-size="12pt" officeooo:rsid="001d2b45" officeooo:paragraph-rsid="001d2b45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Yrsa" fo:font-size="12pt" fo:font-weight="normal" officeooo:rsid="002cb325" officeooo:paragraph-rsid="002cb32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Yrsa" fo:font-size="15pt" officeooo:rsid="001b95ad" officeooo:paragraph-rsid="001b95ad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style:font-name="Yrsa" fo:font-size="15pt" fo:font-weight="bold" officeooo:rsid="0023cbb6" officeooo:paragraph-rsid="0023cbb6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Yrsa" fo:font-size="15pt" fo:font-weight="bold" officeooo:rsid="002b8c7f" officeooo:paragraph-rsid="002b8c7f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Yrsa" fo:font-size="15pt" fo:font-weight="bold" officeooo:rsid="001b95ad" officeooo:paragraph-rsid="001b95ad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Yrsa" fo:font-size="12pt" officeooo:rsid="001b95ad" officeooo:paragraph-rsid="001b95ad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e43c3"/>
    </style:style>
    <style:style style:name="T3" style:family="text">
      <style:text-properties officeooo:rsid="001fff84"/>
    </style:style>
    <style:style style:name="T4" style:family="text">
      <style:text-properties officeooo:rsid="0024b63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8964b"/>
    </style:style>
    <style:style style:name="T7" style:family="text">
      <style:text-properties officeooo:rsid="0029c94c"/>
    </style:style>
    <style:style style:name="T8" style:family="text">
      <style:text-properties officeooo:rsid="002cb325"/>
    </style:style>
    <style:style style:name="T9" style:family="text">
      <style:text-properties officeooo:rsid="002db9e4"/>
    </style:style>
    <style:style style:name="T10" style:family="text">
      <style:text-properties officeooo:rsid="00367ec8"/>
    </style:style>
    <style:style style:name="T11" style:family="text">
      <style:text-properties officeooo:rsid="003913f9"/>
    </style:style>
    <style:style style:name="T12" style:family="text">
      <style:text-properties officeooo:rsid="0039c6e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Harmadik</text:span> programozás házi feladat</text:p>
      <text:p text:style-name="P12">Math Function Visualizer: Specifikáció</text:p>
      <text:p text:style-name="P3">Adatok:</text:p>
      <text:list xml:id="list3123901987" text:style-name="L1">
        <text:list-item>
          <text:p text:style-name="P16">Név: Morvai Barnabás</text:p>
        </text:list-item>
        <text:list-item>
          <text:p text:style-name="P16">Neptun: E0HB0N</text:p>
        </text:list-item>
        <text:list-item>
          <text:p text:style-name="P16">Státusz: Specifikáció</text:p>
        </text:list-item>
        <text:list-item>
          <text:p text:style-name="P16">Dátum: 2024.10.<text:span text:style-name="T11">22</text:span>.</text:p>
        </text:list-item>
      </text:list>
      <text:p text:style-name="P3"/>
      <text:p text:style-name="P15">Szöveges leírás</text:p>
      <text:p text:style-name="P4">Ablakban megnyitható programot szeretnék <text:span text:style-name="T8">írni</text:span>, matematika<text:span text:style-name="T10">i</text:span> függvények koordinátarendszeren való megjelenítésére, szerekesztésére és azok éppen aktuális állapotának mentésére.</text:p>
      <text:p text:style-name="P14"/>
      <text:p text:style-name="P14">Tervezett UI/UX</text:p>
      <text:p text:style-name="P10">A függvények kirajzolása egy testreszabható koordinátarendszeren fog történni. A felhasználó olyan alapot tud létrehozni amilyet a feladat megkíván vagy szeretne. Ebbe beletartozik az azt alkotó vonalak színe, szélessége, az egyes beosztások közötti távolság vagy azok hosszúsága pixelben. Ezen felül a létrehozott koordinátarendszerben szabadon fog tudni mozogni azáltal, hogy be- vagy kizoomol az egerének a görgőjével.</text:p>
      <text:p text:style-name="P10">Függvényt a képernyő jobb oldalán található menüsávban tud hozzáadni vagy elvenni. Minden éppen kirajzolt függvényt testre fog tudni szabni annak minden matematikai formalizmusával, például hatvány- vagy lineárfüggvények attribútumait szabadon változtathatja, átírhatja a program futásának bármely szakaszában. Hozzáadáskor egy előre meghatározott listából tud majd választani, mint például a korábban említett típusok, <text:span text:style-name="T2">de természetesen széles skáláról lehet választani, akár</text:span> trigonometrikus függvények, <text:span text:style-name="T2">akár exponenciális. Miután kiválasztotta a felhasználó, hogy melyiket szeretné látni, paraméterezheti azt, mint példul eltolás X vagy Y irányban, lineáris esetben, hogy menniyre legyen meredek a görbe, hatványfüggvény esetében pedig, hogy milyen kitevőre emelje majd a változót. Egyes elemek paraméterezhetősége ismertetve lesz a kitöltendő cellák felett. Emellett szabadon változtatni lehet a függvények színét vagy vonaluk vastagságát külön-külön.</text:span></text:p>
      <text:p text:style-name="P5">Abban az esetben ha a felhasználó be akarja zárni az alkalmazást, de később vissza <text:span text:style-name="T3">szeretné</text:span> nézni, a már definiált görbéit ezt könnyen megteheti majd az aktuális állapot <text:span text:style-name="T3">mentésével, amit később szabadon be fog tudni tölteni és azt látja majd viszont, ahol legutóbb abbhagyta.</text:span></text:p>
      <text:p text:style-name="P6">Hasonló elemi, funkciók lesznek elérhetőek az ablak tetején található menüsávban, mint a mentés, visszatöltés, undo, redo vagy információk a projektről három különböző lenyitható fülön, amik a File, Edit és Help névre hallgatnak majd. Ezeket lenyitva lesznek elérhetőek a fent felsoroltak.</text:p>
      <text:p text:style-name="P6"/>
      <text:p text:style-name="P13">Megoldás ötlete</text:p>
      <text:p text:style-name="P11">A függvények ábrázolásáért egy Java-ban megtalálható Polygon osztály fog felelni, egy ilyen Polygon példány úgy fog létrejönni, <text:span text:style-name="T9">hogy a hozzá tartozó add metódusban megadom, hogy az adott X tengelyen lévő pontokhoz milyen Y tengelyen található pontok fognak tartozni az adott függvény természetétől függően. Miután az egész, a függvényeknek szánt ablak szélességében meg lett határozva a Polygon értéke egy drawPolyline metódussal kirajzolom a képernyőre.</text:span></text:p>
      <text:p text:style-name="P9">A <text:span text:style-name="T6">különböző típusú függvényeknek lesz egy közös Function ősosztályuk, ahol el lesz tárolva, hogy hány pixel egy beosztás a koordinátarendszerben a két tengelyen. Ez a Function osztály pedig leszármazottja lesz a JPanel-nek, hogy hozzá lehessen adni őket egy JLayeredPanel-ből származó saját osztályomhoz, hogy aztán ki lehessen </text:span><text:span text:style-name="T7">őket rajzolni a képernyőre.</text:span></text:p>
      <text:p text:style-name="P7"><text:soft-page-break/>Az ablakokat J<text:span text:style-name="T6">F</text:span>rame hasznlátavál fogom megoldani, alapértelmezetten egy átlagos FullHD monitorhoz igazítva, tehát 1920x1080 <text:span text:style-name="T8">pixel</text:span>. Alap<text:span text:style-name="T8">ból</text:span> be lesz állítva, hogy <text:span text:style-name="T4">az X gombbal be lehessen zárni, de a File menüben található Exit-tel is be lehet fejezni a munkamanetet egy System.exit(0)-val.</text:span></text:p>
      <text:p text:style-name="P8">A fenti menüsáv egy JmenuBar, amin a leírásban található lenyitható, kattintható Jmenu elemeket tartalmaz majd. A kattintható elemek egy ActionListenert fognak implementálni, ahol definiálva lesz, hogy mi történjen, amikor valamelyiket lenyomja a felhasználó.</text:p>
      <text:p text:style-name="P8">Ezeket mindet úgy fogom implementálni, hogy nem konkétan az adott os<text:span text:style-name="T12">z</text:span>tályokat fogom használni, hanem egy saját hasonló osztályt írok, amik leszármaznak az adott elemből. Mindezt azért, hogy amikor használom őket ne ott keljen beállítani minden tulajdonságukat, hanem ezt már rögtön a konstruktorban elvégezhessem. Így mikor újabb példányt definiálok belőlük rögtön az általam kívánt beállításokkal fognak rendelkezni. Például: <text:span text:style-name="T5">public class Frame extends JFrame, public class Menu extends JMenu, public class MenuBar extends JMenuBar</text:span> st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rsa" svg:font-family="Yrsa" style:font-pitch="variable"/>
    <style:font-face style:name="Yrsa SemiBold" svg:font-family="'Yrsa SemiBold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0402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9c94c" officeooo:paragraph-rsid="0029c94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8:05:05.577486071</meta:creation-date>
    <dc:date>2024-10-24T13:56:29.598671364</dc:date>
    <meta:editing-duration>PT55M53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2" meta:paragraph-count="20" meta:word-count="558" meta:character-count="4205" meta:non-whitespace-character-count="3671"/>
  </office:meta>
</office:document-meta>
</file>